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SM – PART I</text:p>
      <text:p text:style-name="P1"/>
      <text:list xml:id="list1133689056" text:style-name="L3">
        <text:list-item>
          <text:p text:style-name="P4">Create a <text:span text:style-name="T1">brick</text:span>:</text:p>
          <text:p text:style-name="P4"/>
          <text:p text:style-name="P4">from pyplasm import *</text:p>
          <text:p text:style-name="P4">color = [0.4, 0.9, 0.6]</text:p>
          <text:p text:style-name="P4">c = CUBOID([3, 2, 1])</text:p>
          <text:p text:style-name="P4">lab.view(c, color)</text:p>
        </text:list-item>
      </text:list>
      <text:p text:style-name="P2"/>
      <text:list xml:id="list971133860" text:style-name="L2">
        <text:list-item>
          <text:p text:style-name="P3">Create a 2D <text:span text:style-name="T1">rectangle</text:span> too:</text:p>
          <text:p text:style-name="P3">r = CUBOID([3, 2])</text:p>
        </text:list-item>
        <text:list-item>
          <text:p text:style-name="P3">Show how to work with <text:span text:style-name="T1">colors</text:span>.</text:p>
        </text:list-item>
        <text:list-item>
          <text:p text:style-name="P3">points = [[-1, 0, 0], [1, 0, 0], [0, 4, 1], [0, 1, 5]]</text:p>
          <text:p text:style-name="P3">tetra = CONVEXHULL(points)</text:p>
        </text:list-item>
        <text:list-item>
          <text:p text:style-name="P3">Create a <text:span text:style-name="T1">cone:</text:span></text:p>
          <text:p text:style-name="P3">from numpy import sin, cos, pi</text:p>
          <text:p text:style-name="P3">H = 10</text:p>
          <text:p text:style-name="P3">R = 5</text:p>
          <text:p text:style-name="P3">N = 15</text:p>
          <text:p text:style-name="P3">points = []</text:p>
          <text:p text:style-name="P3">for i in range(N):</text:p>
          <text:p text:style-name="P3">angle = i * 2. * pi / N</text:p>
          <text:p text:style-name="P3">points.append([R * cos(angle), R * sin(angle), 0])</text:p>
          <text:p text:style-name="P3">points.append([0, 0, H])</text:p>
          <text:p text:style-name="P3">cone = CONVEXHULL(points)</text:p>
          <text:p text:style-name="P3">lab.view(cone, color)</text:p>
        </text:list-item>
        <text:list-item>
          <text:p text:style-name="P3">Create a <text:span text:style-name="T1">cylinder</text:span>:</text:p>
          <text:p text:style-name="P3">cyl = CYLINDER ([R, H])(128)</text:p>
        </text:list-item>
        <text:list-item>
          <text:p text:style-name="P3">Create a <text:span text:style-name="T1">tube</text:span>: </text:p>
          <text:p text:style-name="P3">tube = TUBE([r, R, H])(128)</text:p>
        </text:list-item>
        <text:list-item>
          <text:p text:style-name="P3">Create a <text:span text:style-name="T1">sphere</text:span>:</text:p>
          <text:p text:style-name="P3">s = SPHERE(3.0)([64, 64])</text:p>
        </text:list-item>
        <text:list-item>
          <text:p text:style-name="P3">Create a <text:span text:style-name="T1">torus</text:span>:</text:p>
          <text:p text:style-name="P3">tor = TORUS([r, R])([64, 64])</text:p>
        </text:list-item>
      </text:list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Scaling</text:span>:</text:p>
      <text:list xml:id="list784236220" text:continue-numbering="true" text:style-name="L2">
        <text:list-header>
          <text:p text:style-name="P3">s = SPHERE(3.0)([64, 64])</text:p>
          <text:p text:style-name="P3">s2 = SCALE([1])([2.0])(s)</text:p>
          <text:p text:style-name="P3">s3 = SCALE([1, 2])([2.0])(s)</text:p>
        </text:list-header>
      </text:list>
      <text:p text:style-name="P2"/>
      <text:p text:style-name="P2"><text:span text:style-name="T1">Translation</text:span>:</text:p>
      <text:p text:style-name="P2"><text:tab/>s = T([1])([2.0])(s)</text:p>
      <text:p text:style-name="P2"><text:tab/>s = T([1, 2])([2.0, -1.0])(s)</text:p>
      <text:p text:style-name="P2"><text:tab/>s = T([1, 2, 3])([2.0, -1.0, 3.0])(s)</text:p>
      <text:p text:style-name="P2"/>
      <text:p text:style-name="P2"><text:span text:style-name="T1">Rotation</text:span>:</text:p>
      <text:p text:style-name="P2"><text:tab/>c = CYLINDER([0.1, 3,0])(64)<text:tab/></text:p>
      <text:p text:style-name="P2"><text:s/><text:tab/>c2 = R([2, 3])(PI/2)(c)</text:p>
      <text:p text:style-name="P2"><text:tab/>lab.view(STRUCT([c, c2]), color)</text:p>
      <text:p text:style-name="P2"/>
      <text:p text:style-name="P1">PLaSM – PART II</text:p>
      <text:p text:style-name="P1"/>
      <text:p text:style-name="P5">Subtracting objects:</text:p>
      <text:p text:style-name="P2"/>
      <text:p text:style-name="P2">from pyplasm import *</text:p>
      <text:p text:style-name="P2">color = [0.4, 0.9, 0.6]</text:p>
      <text:p text:style-name="P2">c = CUBOID([2, 2, 2])</text:p>
      <text:p text:style-name="P2">s = CYLINDER([1.5, 2])(128)</text:p>
      <text:p text:style-name="P2">lab.view(DIFF([c, s]), color)</text:p>
      <text:p text:style-name="P2"/>
      <text:p text:style-name="P2">…. one can also subtract the cube from the cylinder...</text:p>
      <text:p text:style-name="P2"/>
      <text:p text:style-name="P5">Union of objects:</text:p>
      <text:p text:style-name="P2"/>
      <text:p text:style-name="P2">c = CUBOID([2, 2, 2])</text:p>
      <text:p text:style-name="P2">s = CYLINDER([1.5, 2])(128)</text:p>
      <text:p text:style-name="P2">lab.view(UNION([c, s]), color)</text:p>
      <text:p text:style-name="P2"/>
      <text:p text:style-name="P5">Intersection of objects:</text:p>
      <text:p text:style-name="P2"/>
      <text:p text:style-name="P2">c = CUBOID([2, 2, 2])</text:p>
      <text:p text:style-name="P2">s = CYLINDER([1.5, 2])(128)</text:p>
      <text:p text:style-name="P2">lab.view(INTERSECTION([c, s]), color)</text:p>
      <text:p text:style-name="P2"/>
      <text:p text:style-name="P5"/>
      <text:p text:style-name="P5"><text:soft-page-break/>Create a funny object:</text:p>
      <text:p text:style-name="P2"/>
      <text:p text:style-name="P2">from pyplasm import *</text:p>
      <text:p text:style-name="P2">color = [0.4, 0.9, 0.6]</text:p>
      <text:p text:style-name="P2"/>
      <text:p text:style-name="P2"># Cube.</text:p>
      <text:p text:style-name="P2">c = CUBOID([2, 2, 2])</text:p>
      <text:p text:style-name="P2">c = T([1, 2, 3])([-1, -1, -1])(c)</text:p>
      <text:p text:style-name="P2"/>
      <text:p text:style-name="P2"># Cylinder.</text:p>
      <text:p text:style-name="P2">cyl = CYLINDER([1, 2])(64)</text:p>
      <text:p text:style-name="P2">cyl = T([3])([-1])(cyl)</text:p>
      <text:p text:style-name="P2"/>
      <text:p text:style-name="P2"># Prism.</text:p>
      <text:p text:style-name="P2">p = CONVEXHULL([[1, -1, -1], [1, 0, 1], [1, 1, -1], \</text:p>
      <text:p text:style-name="P2">[-1, -1, -1], [-1, 0, 1], [-1, 1, -1]])</text:p>
      <text:p text:style-name="P2"/>
      <text:p text:style-name="P2"># Show their intersection.</text:p>
      <text:p text:style-name="P2">lab.view(INTERSECTION([c, cyl, p]), color)</text:p>
      <text:p text:style-name="P2"/>
      <text:p text:style-name="P2"/>
      <text:p text:style-name="P5">Example: Ashtray</text:p>
      <text:p text:style-name="P2"/>
      <text:p text:style-name="P2"/>
      <text:p text:style-name="P2"/>
      <text:p text:style-name="P5">Example: Intersection of N randomly generated cubes</text:p>
      <text:p text:style-name="P5"/>
      <text:p text:style-name="P5"/>
      <text:p text:style-name="P5"/>
      <text:p text:style-name="P5">Example: Temp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2-03-04T23:42:19</meta:creation-date>
    <meta:document-statistic meta:table-count="0" meta:image-count="0" meta:object-count="0" meta:page-count="3" meta:paragraph-count="76" meta:word-count="333" meta:character-count="1877" meta:non-whitespace-character-count="1593"/>
    <dc:date>2012-03-05T00:17:33</dc:date>
    <dc:creator>pavel </dc:creator>
    <meta:editing-duration>PT4M54S</meta:editing-duration>
    <meta:editing-cycles>1</meta:editing-cycles>
    <meta:generator>LibreOffice/3.4$Unix LibreOffice_project/340m1$Build-402</meta:generator>
  </office:meta>
</office:document-meta>
</file>